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7f8f44" officeooo:paragraph-rsid="007f8f44"/>
    </style:style>
    <style:style style:name="P2" style:family="paragraph" style:parent-style-name="Header">
      <style:text-properties fo:language="de" fo:country="DE"/>
    </style:style>
    <style:style style:name="P3" style:family="paragraph" style:parent-style-name="Footer">
      <style:text-properties officeooo:rsid="007f8f44" officeooo:paragraph-rsid="007f8f44"/>
    </style:style>
    <style:style style:name="P4" style:family="paragraph" style:parent-style-name="Footer">
      <style:paragraph-properties fo:text-align="end" style:justify-single-word="false"/>
      <style:text-properties fo:language="de" fo:country="DE"/>
    </style:style>
    <style:style style:name="P5" style:family="paragraph" style:parent-style-name="Standard">
      <style:text-properties fo:language="de" fo:country="DE"/>
    </style:style>
    <style:style style:name="P6" style:family="paragraph" style:parent-style-name="Standard">
      <style:paragraph-properties fo:text-align="start" style:justify-single-word="false"/>
      <style:text-properties fo:language="de" fo:country="DE"/>
    </style:style>
    <style:style style:name="P7" style:family="paragraph" style:parent-style-name="Standard">
      <style:paragraph-properties fo:text-align="center" style:justify-single-word="false"/>
      <style:text-properties fo:language="de" fo:country="DE"/>
    </style:style>
    <style:style style:name="P8" style:family="paragraph" style:parent-style-name="Standard">
      <style:paragraph-properties fo:text-align="center" style:justify-single-word="false"/>
      <style:text-properties fo:font-size="14pt" fo:language="de" fo:country="DE" style:font-size-asian="14pt" style:font-size-complex="14pt"/>
    </style:style>
    <style:style style:name="P9" style:family="paragraph" style:parent-style-name="Standard">
      <style:paragraph-properties fo:text-align="start" style:justify-single-word="false"/>
      <style:text-properties fo:font-size="14pt" fo:language="de" fo:country="DE" style:font-size-asian="14pt" style:font-size-complex="14pt"/>
    </style:style>
    <style:style style:name="P10" style:family="paragraph" style:parent-style-name="Standard">
      <style:paragraph-properties fo:text-align="start" style:justify-single-word="false"/>
      <style:text-properties fo:font-size="13pt" fo:language="de" fo:country="DE" style:font-size-asian="13pt" style:font-size-complex="13pt"/>
    </style:style>
    <style:style style:name="P11"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2"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3" style:family="paragraph" style:parent-style-name="Standard" style:master-page-name="First_20_Page">
      <style:paragraph-properties style:page-number="auto"/>
      <style:text-properties fo:language="de" fo:country="DE"/>
    </style:style>
    <style:style style:name="P14" style:family="paragraph" style:parent-style-name="Text_20_body">
      <style:text-properties style:font-name="Times New Roman" officeooo:paragraph-rsid="009c3ea2"/>
    </style:style>
    <style:style style:name="P15" style:family="paragraph" style:parent-style-name="Text_20_body">
      <style:text-properties style:font-name="Times New Roman" fo:font-weight="normal" officeooo:rsid="0098d2c5" officeooo:paragraph-rsid="007c32ce" style:font-weight-asian="normal" style:font-weight-complex="normal"/>
    </style:style>
    <style:style style:name="P16" style:family="paragraph" style:parent-style-name="Text_20_body">
      <style:text-properties style:font-name="Times New Roman" officeooo:rsid="009a9a60" officeooo:paragraph-rsid="009a9a60"/>
    </style:style>
    <style:style style:name="P17" style:family="paragraph" style:parent-style-name="Text_20_body">
      <style:text-properties style:font-name="Times New Roman" officeooo:rsid="009c3ea2" officeooo:paragraph-rsid="009c3ea2"/>
    </style:style>
    <style:style style:name="P18" style:family="paragraph" style:parent-style-name="Text_20_body">
      <style:text-properties style:font-name="Times New Roman" officeooo:rsid="009d5d28" officeooo:paragraph-rsid="009d5d28"/>
    </style:style>
    <style:style style:name="P19" style:family="paragraph" style:parent-style-name="Text_20_body" style:list-style-name="L4">
      <style:text-properties style:font-name="Times New Roman" officeooo:rsid="009d5d28" officeooo:paragraph-rsid="009d5d28"/>
    </style:style>
    <style:style style:name="P20" style:family="paragraph" style:parent-style-name="Text_20_body" style:list-style-name="L4">
      <style:text-properties officeooo:paragraph-rsid="009d5d28"/>
    </style:style>
    <style:style style:name="P21" style:family="paragraph" style:parent-style-name="Heading_20_1">
      <style:text-properties style:font-name="Times New Roman"/>
    </style:style>
    <style:style style:name="P22" style:family="paragraph" style:parent-style-name="Heading_20_1">
      <style:text-properties style:font-name="Times New Roman" officeooo:rsid="009a9a60" officeooo:paragraph-rsid="009a9a60"/>
    </style:style>
    <style:style style:name="P23" style:family="paragraph" style:parent-style-name="Heading_20_1">
      <style:text-properties style:font-name="Times New Roman" officeooo:rsid="009c3ea2" officeooo:paragraph-rsid="009c3ea2"/>
    </style:style>
    <style:style style:name="P24" style:family="paragraph" style:parent-style-name="Heading_20_1">
      <style:paragraph-properties fo:break-before="page"/>
      <style:text-properties style:font-name="Times New Roman" officeooo:rsid="0072701b" officeooo:paragraph-rsid="007c32ce"/>
    </style:style>
    <style:style style:name="T1" style:family="text">
      <style:text-properties officeooo:rsid="008d5d1f"/>
    </style:style>
    <style:style style:name="T2" style:family="text">
      <style:text-properties officeooo:rsid="0011438e"/>
    </style:style>
    <style:style style:name="T3" style:family="text">
      <style:text-properties officeooo:rsid="00169f6b"/>
    </style:style>
    <style:style style:name="T4" style:family="text">
      <style:text-properties officeooo:rsid="001e9cc8"/>
    </style:style>
    <style:style style:name="T5" style:family="text">
      <style:text-properties officeooo:rsid="00102712"/>
    </style:style>
    <style:style style:name="T6" style:family="text">
      <style:text-properties officeooo:rsid="0098d2c5"/>
    </style:style>
    <style:style style:name="T7" style:family="text">
      <style:text-properties officeooo:rsid="009c3ea2"/>
    </style:style>
    <style:style style:name="T8" style:family="text">
      <style:text-properties style:font-name="Times New Roman"/>
    </style:style>
    <style:style style:name="T9" style:family="text">
      <style:text-properties style:font-name="Times New Roman" officeooo:rsid="009c3ea2"/>
    </style:style>
    <style:style style:name="T10" style:family="text">
      <style:text-properties style:font-name="Times New Roman" officeooo:rsid="009d5d28"/>
    </style:style>
    <style:style style:name="T11" style:family="text">
      <style:text-properties style:font-name="Arial"/>
    </style:style>
    <style:style style:name="T12" style:family="text">
      <style:text-properties officeooo:rsid="009d5d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5"/>
      <text:p text:style-name="P5"/>
      <text:p text:style-name="P5"/>
      <text:p text:style-name="P5"/>
      <text:p text:style-name="P5"/>
      <text:p text:style-name="Title">Abgabe zu Übungsblatt <text:span text:style-name="T6">5</text:span></text:p>
      <text:p text:style-name="P7"><text:s/></text:p>
      <text:p text:style-name="P8"/>
      <text:p text:style-name="P8"/>
      <text:p text:style-name="P8"/>
      <text:p text:style-name="Subtitle">Rechnerarchitektur und Eingebettete Systeme</text:p>
      <text:p text:style-name="P8"/>
      <text:p text:style-name="P8"/>
      <text:p text:style-name="P8"/>
      <text:p text:style-name="P8"/>
      <text:p text:style-name="P8"/>
      <text:p text:style-name="P9"/>
      <text:p text:style-name="P10"><text:span text:style-name="T5">Abgabedatum</text:span>:<text:tab/><text:tab/><text:tab/><text:span text:style-name="T6">14.01.2016</text:span></text:p>
      <text:p text:style-name="P10"/>
      <text:p text:style-name="P10">Semester:<text:tab/><text:tab/><text:tab/><text:tab/><text:span text:style-name="T5">Wintersemester </text:span>201<text:span text:style-name="T5">5/16</text:span></text:p>
      <text:p text:style-name="P10"/>
      <text:p text:style-name="P11">Beteiligte:<text:tab/><text:tab/><text:tab/><text:tab/><text:span text:style-name="T5">296118</text:span> <text:span text:style-name="T5">Stefan Fuhrmann</text:span> – <text:span text:style-name="T5">Techn.Inf. HS Bremen</text:span></text:p>
      <text:p text:style-name="P11"><text:tab/><text:tab/><text:tab/><text:tab/><text:tab/>325585 Steffen Christiansen <text:s/>– <text:span text:style-name="T5">Techn.Inf. HS Bremen</text:span></text:p>
      <text:p text:style-name="P11"><text:tab/><text:tab/><text:tab/><text:tab/><text:tab/><text:span text:style-name="T5">4140709</text:span> <text:span text:style-name="T5">Daniel Tauritis</text:span> <text:s/>– <text:span text:style-name="T5">Inf. Uni Bremen</text:span></text:p>
      <text:p text:style-name="P11"/>
      <text:p text:style-name="P12">Gruppennummer:<text:tab/><text:tab/><text:tab/>1</text:p>
      <text:p text:style-name="P10"/>
      <text:p text:style-name="P10">Laborleitung /-Betreuung:<text:tab/><text:span text:style-name="T5">Oliver Keszöcze</text:span></text:p>
      <text:p text:style-name="P6"/>
      <text:p text:style-name="P5"/>
      <text:h text:style-name="P24" text:outline-level="1">Aufgabe 1</text:h>
      <text:p text:style-name="P15"/>
      <text:h text:style-name="P22" text:outline-level="1"><text:span text:style-name="T7">p</text:span>aketBuffer.cpp &amp; <text:span text:style-name="T7">p</text:span>aketBuffer.h</text:h>
      <text:p text:style-name="P16">Diese Funktion wird in den meisten Modulen verwendet, um Pakete zwischenzuspeichern und zu einem anderen Zeitpunkt zu verarbeiten.</text:p>
      <text:p text:style-name="P16">Die Klasse module.cpp nutzt beispielsweise PaketBuffer, um gesendete Pakete zwischenzuspeichern und um diese ggf. neu zu versenden, falls keine rechtzeitige Empfangs-Bestätigung eintrifft.</text:p>
      <text:p text:style-name="P16">Anmerkung:</text:p>
      <text:p text:style-name="P16">Uns ist bewusst, dass das (englische) Wort „packet“ in unserer Abgabe als „paket“ geschrieben wird. Da die Bedeutung des Begriffes aber dennoch eindeutig war, haben wir auf eine Refaktorierung verzichtet.</text:p>
      <text:p text:style-name="P16"/>
      <text:h text:style-name="P22" text:outline-level="1">RAuES_U5.cpp</text:h>
      <text:p text:style-name="P17"><text:s/>RAuES_U5.cpp In dieser Klasse wird das Programm gestartet, und die einzelnen Router-Objekte werden erzeugt. Jedes Router-Objekt verfügt über ein Modul-Objekt, welches RAM, Gaetway, Cache oder Compute sein kann. Diese Module erben von der abstrakten Klasse "module", welches die Kommunikationsschnittstelle zum Router-Objekt darstellt. <text:s/></text:p>
      <text:p text:style-name="P17">Die Router-Objekte tauschen untereinander Objekte der Klasse "Paket" aus, diese beinhalten die Bildinformationen die initial im RAM gespeichert sind. Der RAM enthält dabei die Speicherelemente des alten Bildes und zusätzlich des (neu) zu entstehenden Bildes. <text:s/>Die Speicherelemente des neuen Bildes werden während des Programmdurchlaufes durch die Compute-Module mit Informationen gefüllt. <text:s/></text:p>
      <text:p text:style-name="P17">Der Programmablauf wird über das Gateway-Modul gestartet, welches immer mit dem letzten Element des Router-Objekt-Arrays verbunden ist. [Bei einem 8x8 Array das Element an Stelle [7][7]. <text:s/></text:p>
      <text:p text:style-name="P17">Das Erste Router-Objekt an Array-Position [0][0] ist immer das Router-Objekt, das mit dem RAM-Modul verbunden ist. Das RAM-Modul verfügt über zwei getrennte Speicherbänke, eine Speicherbank für das Originalbild und eine Speicherbank für das neu berechnete Bild. Wenn das Programm gestartet wird, erhält das RAM-Modul vom Gateway-Modul ein Paket mit dem OPCODE [rfi] (readfile) wodurch über die Klasse 'pgm' das betreffende Bild in das RAM eingelesen wird. </text:p>
      <text:p text:style-name="P17">Wenn Caches umgesetzt werden, erhält der Router als Informationsquelle in seinem Routing-Table nicht die Adresse des RAM-Moduls, sondern die Adresse des nächstgelegenen Caches. Es ist Aufgabe des Caches, die Informationen aus dem RAM zu erhalten und im eigenen Speicher vorzuhalten.bgeschlossen ist, sendet das RAM-Modul eine Bestätiung über den Abschluss des Prozesses mit dem OPCODE [rff] (readfilefinished). </text:p>
      <text:p text:style-name="P17"><text:s/>Anschließend beginnt das Gateway-Modul mit der Berechnung. <text:s/>Das Gateway-Modul steuert dabei die einzelnen Compute-Module und teilt ihnen mit, welchen Pixel sie als nächstes berechnen sollen. <text:soft-page-break/>Dabei sind dem Gateway-Modul alle Adressen (der Compute-Module bekannt, sodass der Execute Befehl direkt an das betreffende Compute-Modul gesendet werden kann. <text:s/></text:p>
      <text:p text:style-name="P17">Sobald das Compute-Modul den Execute-Befehl erhalten hat, fängt dieses damit an, die betreffenden Informationen über die Nachbarpixel aus den am nächsten Cache abzufragen. <text:s/></text:p>
      <text:p text:style-name="P17">Wenn der Cache nicht über den entsprechenden Pixel verfügt, wird dieser aus dem RAM in den Cache nachgeladen. Hierbei wird die einfache Verdrängungsstrategie FIFO angewendet. <text:s/></text:p>
      <text:p text:style-name="P17">Befindet sich der entsprechende Pixel im Cache, wird dieser an das Compute-Modul gesendet. </text:p>
      <text:p text:style-name="P17">Wenn alle Informationen zur Verfügung stehen, wird die Berechnung durchgeführt und der neu entstandene Pixel an den RAM gesendet. <text:s/></text:p>
      <text:p text:style-name="P17">Gleichzeitig wird eine Meldung an das Gateway gesendet, dass die Berechnung abgeschlossen wurde und eine neuer Execute-Befehl empfangen werden kann. <text:s/></text:p>
      <text:p text:style-name="P17">Wenn alle Berechnungen durchgeführt wurden sendet das Gateway-Modul ein Paket mit dem OPCODE [wfi] (writefile) an das RAM-Modul. <text:s/></text:p>
      <text:p text:style-name="P17">Daraufhin schreibt das RAM-MODUL den Inhalt der zweiten Speicherbank über die Klasse 'pgm' in eine Datei mit dem Namen 'noc.pgm'. Wenn dieser Vorgang abgeschlossen ist, sendet das RAM-Modul ein Paket mit dem OPCODE [wff] (writefilefinished) an das Getway-Modul, woraufhin der Programmablauf beendet wird. <text:s/></text:p>
      <text:p text:style-name="P17">Generell wird bei jedem Kommunikationsvorgang eine Empfangsbestätigung gesendet, da wir in dieser Lösung mit Sende- und Empfangsbuffer arbeiten. <text:s/></text:p>
      <text:p text:style-name="P17">Die entsprechenden Pakete werden erst aus den SendeBuffern gelöscht, wenn die Empfangsbestätigung eingetroffen ist. So kann garantiert werden, dass keine Pakete verloren gehen.</text:p>
      <text:h text:style-name="P21" text:outline-level="1"><text:span text:style-name="T7">c</text:span>ache.cpp &amp; <text:span text:style-name="T7">c</text:span>ache.h</text:h>
      <text:p text:style-name="P17">Erbt von module.cpp</text:p>
      <text:p text:style-name="P17">Der Cache hat die Aufgabe Pixel lokal abzuspeichern und diese den Compute-Modulen zur Verfügung zu stellen. Dabei speichert er die bekannten Pixel in einer FIFO-Queue. Die FIFO-Queue wird mit pusch() und pop() Befehlen bedient. Dabei besteht sie aus einem selbst erstellten Datentyp namens Pixel, der die X- bzw. Y-Position und den Color Wert speichern kann.</text:p>
      <text:p text:style-name="P17">Wenn eine Anfrage eines Compute-Moduls eingeht, wird die gesamte Queue nach den entsprechenden X-Pos bzw. Y-Pos durchsucht und sollte dieser Pixel gefunden werden, wird er dem Compute-Modul zugestellt. Wenn der Pixel nicht gefunden wird, stellt das Cache-Modul eine Anfrage an das RAM-Modul um den Pixel zu beziehen.</text:p>
      <text:p text:style-name="P17">Das dieses einholen eines Pixels aus dem RAM sehr lange dauern kann, muss die Anfrage des Compute-Moduls in einer REQUEST-Queue zwischengespeichert werden. Diese Reqeust Queue wird bei jedem Takt durchlaufen und [jetzt] bekannte Pixel werden den wartenden zugestellt. Anschließend wird der Eintrag aus der Queue entfernt.</text:p>
      <text:p text:style-name="P17">Wenn eine angefragte Information aus dem RAM eintrifft, wird sie direkt in die FIFO-Queue geschrieben.</text:p>
      <text:p text:style-name="P17"/>
      <text:p text:style-name="P17"/>
      <text:p text:style-name="P17"/>
      <text:h text:style-name="P23" text:outline-level="1"><text:soft-page-break/>compute.cpp &amp; compute.h</text:h>
      <text:p text:style-name="P14">//<text:span text:style-name="T7">Todo</text:span></text:p>
      <text:h text:style-name="P23" text:outline-level="1">gateway.cpp &amp; gateway.h</text:h>
      <text:p text:style-name="P14">//<text:span text:style-name="T7">Todo</text:span></text:p>
      <text:h text:style-name="P23" text:outline-level="1">Module.cpp &amp; module.h</text:h>
      <text:p text:style-name="P14">//<text:span text:style-name="T7">Todo</text:span></text:p>
      <text:h text:style-name="P23" text:outline-level="1">paket.h</text:h>
      <text:p text:style-name="P17">Ein Paket dient als eine Kommunikationseinheit zwischen den einzelnen Routern bzw. Modulen und beinhaltet dabei neben Statusinformationen [ID; OPCODE; SENDER; RECEIVER; PAYLOAD] ggf. auch einen Bildwert für einen Pixel.</text:p>
      <text:p text:style-name="P17">Bei dem Payload handelt es sich hier laut Aufgabenstellung um einen Pixel. Jeder Pixel verfügt über eine X- bzw. Y Position auf dem Bild sowie einen Wert, der die Farbgebung des Pixels beschreibt.</text:p>
      <text:p text:style-name="P17">Für den Payload wird also ein Datentyp namens pixel erstellt pixel = [xpos(int)][ypos(int)][Color(byte)]</text:p>
      <text:p text:style-name="P17">Jeder Pixel kann einen Wert zwischen 0 und 255 annehmen. Es gibt hierbei keine Über- oder Unterläufe. Dies bedeutet, dass 255 + 1 = 255 ist und 0 - 1 = 0 ist.</text:p>
      <text:p text:style-name="P17">Ein Paket hat immer einen Senderouter [sender] und einen Empfangsrouter [receiver], damit die Pakete adressiert werden können. Die Adresse ergibt sich aus der horizontalen x und vertikalen y position im noc. x wird durch die untersten 4 Bit(LSB, 0-3), und y durch die obersten 4 Bit (MSB, 4-7) dargestellt.</text:p>
      <text:p text:style-name="P17"><text:s/>Ein Paket kann dabei in unterschiedlichen Varianten genutzt werden [OPCODE]:</text:p>
      <text:list xml:id="list8927332680597821896" text:style-name="L4">
        <text:list-item>
          <text:p text:style-name="P19">Leeres Paket 0x00</text:p>
        </text:list-item>
        <text:list-item>
          <text:p text:style-name="P19">Als Berechnungsauftrag des Gateway-Moduls für ein Compute-Modul [exe] 0x01</text:p>
        </text:list-item>
        <text:list-item>
          <text:p text:style-name="P20"><text:span text:style-name="T10">Als Bestätigung des Compute-Moduls, dass die Berechnung durchgeführt wurde an das Gateway-Modul [fin] 0x02</text:span></text:p>
        </text:list-item>
        <text:list-item>
          <text:p text:style-name="P19">Als Empfangsanfrage für ein Paket vom Compute-Modul an den Cache [c_req] (Cache-request) 0x03</text:p>
        </text:list-item>
        <text:list-item>
          <text:p text:style-name="P19">Als Empfangsanfrage für ein Paket vom Cache-Modul an das RAM-Modul [r_req] (RAM-request) 0x04</text:p>
        </text:list-item>
        <text:list-item>
          <text:p text:style-name="P19">Als Empfangsbestätigung für ein Paket mit der betreffenden Paket-ID [ack] (acknowledge) 0x05</text:p>
        </text:list-item>
        <text:list-item>
          <text:p text:style-name="P19">Als Informationsträger aufgrund einer Empfangsanfrage an den Cache-Modul vom Compute-Modul <text:s/>[ic_pay] 0x06</text:p>
        </text:list-item>
        <text:list-item>
          <text:p text:style-name="P19">Als Informationsträger aufgrund einer Empfangsanfrage an das RAM-Modul vom Cache-Modul [ir_pay] 0x07</text:p>
        </text:list-item>
        <text:list-item>
          <text:p text:style-name="P19"><text:soft-page-break/>Als Ergebnis einer Berechnung des Compute-Moduls an das Gateway-Modul [o_pay] 0x08</text:p>
        </text:list-item>
        <text:list-item>
          <text:p text:style-name="P19">Als Aufforderung des Gateway-Moduls an das RAM-Modul den Inhalt der Bilddatei einzulesen [rfi] 0x09</text:p>
        </text:list-item>
        <text:list-item>
          <text:p text:style-name="P19">Als Information, des RAM-Moduls, an das Gateway-Modul, das das einlesen beendet ist [rff] 0x0A</text:p>
        </text:list-item>
        <text:list-item>
          <text:p text:style-name="P19">Als Aufforderung des Gateway-Moduls an das RAM-Modul den Inhalt der zweiten Speicherbank <text:s text:c="4"/>in die Datei 'noc.pgm' zu schreiben [wfi] 0x0B</text:p>
        </text:list-item>
        <text:list-item>
          <text:p text:style-name="P19">Als Information, des RAM-Moduls, an das Gateway-Modul, das das schreiben beendet ist [wff] 0x0C</text:p>
        </text:list-item>
        <text:list-item>
          <text:p text:style-name="P19">Als Aufforderung des Gateway-Moduls an das RAM-Modul die Information über den nächsten zu bearbeitenden <text:s text:c="4"/>Pixel zu senden [nxt) 0x0D</text:p>
        </text:list-item>
        <text:list-item>
          <text:p text:style-name="P19">Als Paket des RAM-Moduls an das Gateway Modul mit dem Inhalt des nächsten zu bearbeitenden Pixels. [nxa] 0x0E</text:p>
        </text:list-item>
        <text:list-item>
          <text:p text:style-name="P19">[end] 0x0F</text:p>
        </text:list-item>
      </text:list>
      <text:p text:style-name="P17">Da nicht sichergestellt werden kann, dass das Paket empfangen wird [Buffer des Empfängers ist voll], müssen wir hier mit einer Empfangsbestätigung arbeiten. Die Empfangsbestätigung muss über eine eindeutige Identifikation verfügen, da sonst nicht zugeordnet werden kann, welches Acknowledge welchem Paket zugeordnet werden kann. Auf die empfangsbrestätigung selber wird keine neue Empfangsbestätigung gesendet.</text:p>
      <text:p text:style-name="P17">Die ID ist ein HASH-Wert, der aus OPCODE, SENDER und RECEIVER gebildet wird. Empfangsbestätigungen werden immer mit dem gleichen HASH-Wert gesendet, wie die Pakete die empfangen wurden. </text:p>
      <text:h text:style-name="P23" text:outline-level="1">pgm.cpp &amp; pgm.h</text:h>
      <text:p text:style-name="P14">//<text:span text:style-name="T12">Todo</text:span></text:p>
      <text:h text:style-name="P23" text:outline-level="1">ram.cpp &amp; ram.h</text:h>
      <text:p text:style-name="P18">Erbt von module.cpp</text:p>
      <text:p text:style-name="P18">Das RAM-Modul stellt den lokalen Speicher des NOC dar, in dem das Originalbild bzw. das Zielbild abgelegt wird. Zusätzlich verfügt die Klasse über Methoden zum einlesen und schreiben von PGM-Dateien.</text:p>
      <text:p text:style-name="P18">Für das einlesen und auch später das schreiben des Bildes von/in eine PGM-Datei ist die aus der Aufgabenstellung vorgegegene Klasse pgm.cpp vorhanden. Die Methoden read und write der Klasse pgm.cpp verwenden die variablen [xpos,ypos] sowie die Pfadangaben für das Quell- bzw. Zielbild [INFILE,OUTFILE]. Die Farbgebung des Pixels basiert auf einem Zahlenwert der in dieser Aufgabe einen Wert zwischen 0 und 255 annehmen kann [COLOR_DEPTH]. Die Methode writePixel() stellt sicher, dass von dieser Farbtiefe nicht abgewichen werden kann. Mit dieser Methode schreibt man Die Methoden readPGM und writePGM greifen auf die Methoden der Klasse pgm.h zu und speichern arbeiten jeweils mit den lokalen Vektoren in_image[][] und out_image[][]. In diesen beiden Vektoren des Typs unsigned char werden die einzelnen Pixel gespeichert.</text:p>
      <text:p text:style-name="P18">Ein weiter Vektor des Typs Bool, speichert, ob der betreffende Pixel sich bereits im Zielbild befindet. Somit kann über diesen Vektor abgefragt werden, welcher Pixel als nächstes berechnet <text:soft-page-break/>werden muss. </text:p>
      <text:h text:style-name="P23" text:outline-level="1">router.cpp &amp; router.h</text:h>
      <text:p text:style-name="P18">//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officeooo:rsid="008d5d1f"/>
    </style:style>
    <style:style style:name="MT2" style:family="text">
      <style:text-properties officeooo:rsid="0011438e"/>
    </style:style>
    <style:style style:name="MT3" style:family="text">
      <style:text-properties officeooo:rsid="00169f6b"/>
    </style:style>
    <style:style style:name="MT4"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date style:data-style-name="N37" text:date-value="2015-12-16T20:38:18.961400217" text:fixed="true">16.12.15</text:date></text:p>
      </style:header>
      <style:footer>
        <text:p text:style-name="MP2">R<text:span text:style-name="MT1">A</text:span>uES [Rechnerarchitektur und Embedded Systems] Übung 4<text:tab/> Seite <text:page-number text:select-page="current">4</text:page-number>/<text:page-count>6</text:page-count></text:p>
      </style:footer>
    </style:master-page>
    <style:master-page style:name="Index" style:page-layout-name="Mpm2">
      <style:header>
        <text:p text:style-name="MP3"><text:span text:style-name="MT2">Gruppe 1</text:span><text:tab/><text:span text:style-name="MT2">RAuES</text:span> – <text:span text:style-name="MT2">Abgabe zu Übungsblatt 3</text:span><text:tab/><text:span text:style-name="MT3">03.12.2015</text:span></text:p>
      </style:header>
      <style:footer>
        <text:p text:style-name="MP4"><text:span text:style-name="MT4">Seite </text:span><text:page-number text:select-page="current">0</text:page-number>/<text:page-count>6</text:page-count></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22M20S</meta:editing-duration>
    <meta:editing-cycles>164</meta:editing-cycles>
    <meta:generator>LibreOffice/4.2.1.1$Windows_x86 LibreOffice_project/d7dbbd7842e6a58b0f521599204e827654e1fb8b</meta:generator>
    <dc:date>2016-01-13T19:15:05.247000000</dc:date>
    <meta:print-date>2014-04-02T00:53:40.17</meta:print-date>
    <meta:document-statistic meta:table-count="0" meta:image-count="0" meta:object-count="0" meta:page-count="6" meta:paragraph-count="82" meta:word-count="1466" meta:character-count="10404" meta:non-whitespace-character-count="8966"/>
    <meta:user-defined meta:name="Info 1"/>
    <meta:user-defined meta:name="Info 2"/>
    <meta:user-defined meta:name="Info 3"/>
    <meta:user-defined meta:name="Info 4"/>
  </office:meta>
</office:document-meta>
</file>